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35.72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!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ропало всё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09-04-16T11:32:48Z</meta:creation-date>
    <dc:date>2017-07-14T11:59:53.516000000</dc:date>
    <meta:editing-cycles>5</meta:editing-cycles>
    <meta:editing-duration>PT6M32S</meta:editing-duration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